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completamente reescrita, clara, estructurada y con la amplitud conceptual que buscas. Mantiene tu tono, prepara el terreno para la sección siguiente y establece con precisión el alcance de la implementación. Está alrededor de las 1000 palabras.</text:p>
      <text:p text:style-name="Horizontal_20_Line"/>
      <text:h text:style-name="Heading_20_2" text:outline-level="2"><text:span text:style-name="Strong_20_Emphasis">3‑3‑2 — El modelo en su forma genérica y su adaptación al experimento</text:span></text:h>
      <text:p text:style-name="Text_20_body">Hasta ahora hemos descrito los cuatro elementos fundamentales del modelo lógico de la vida: <text:span text:style-name="Strong_20_Emphasis">ADN</text:span>, <text:span text:style-name="Strong_20_Emphasis">reproducción</text:span>, <text:span text:style-name="Strong_20_Emphasis">ciclo de vida</text:span> e <text:span text:style-name="Strong_20_Emphasis">individuos</text:span>. Estos componentes son suficientes para capturar, desde un punto de vista conceptual y funcional, el comportamiento esencial de la vida tal como lo entendemos en este marco teórico. Sin embargo, antes de aplicarlos al problema concreto del Laberinto, necesitamos aclarar cómo los utilizaremos en la práctica, qué simplificaciones adoptaremos y cuál será el alcance real de nuestra implementación.</text:p>
      <text:p text:style-name="Text_20_body">El objetivo de este capítulo no es recrear la biología en toda su complejidad, ni construir organismos reales, ni manipular moléculas auténticas de ADN. Nuestro propósito es mucho más específico: <text:span text:style-name="Strong_20_Emphasis">mostrar cómo funciona el modelo lógico cuando se enfrenta a un problema concreto</text:span>, y hacerlo de manera transparente, controlada y comprensible. Para ello, debemos traducir cada uno de los elementos del modelo a una forma operativa, manejable y adecuada para una simulación matemática.</text:p>
      <text:h text:style-name="Heading_20_3" text:outline-level="3"><text:span text:style-name="Strong_20_Emphasis">1. Un modelo lógico, no biológico</text:span></text:h>
      <text:p text:style-name="Text_20_body">Aunque dos de los elementos —el ADN y los individuos— pueden existir físicamente en el mundo real, en nuestro experimento serán tratados únicamente como <text:span text:style-name="Strong_20_Emphasis">conceptos funcionales</text:span>. No nos interesa su composición material, sino su papel dentro del proceso lógico que queremos estudiar. En este sentido, los cuatro elementos del modelo son <text:span text:style-name="Strong_20_Emphasis">entidades abstractas</text:span>, definidas por lo que hacen, no por lo que son.</text:p>
      <text:p text:style-name="Text_20_body">Esto significa que cada uno de ellos puede implementarse de múltiples maneras: mediante estructuras matemáticas, algoritmos, reglas simbólicas o cualquier tecnología que permita reproducir su comportamiento funcional. Para nuestro experimento elegiremos siempre la forma más simple posible, aquella que conserve la esencia del mecanismo sin añadir complejidad innecesaria.</text:p>
      <text:h text:style-name="Heading_20_3" text:outline-level="3"><text:span text:style-name="Strong_20_Emphasis">2. El ADN como estructura matemática mínima</text:span></text:h>
      <text:p text:style-name="Text_20_body">Cuando hablemos de “ADN” en esta simulación, no estaremos hablando de la molécula real, con su doble hélice, sus bases nitrogenadas y su maquinaria bioquímica. Todo eso queda fuera del alcance de nuestro propósito. Lo que necesitamos aquí es únicamente <text:span text:style-name="Strong_20_Emphasis">la función lógica del ADN</text:span>: ser un contenedor de información que define a un individuo y que puede modificarse ligeramente durante la reproducción.</text:p>
      <text:p text:style-name="Text_20_body">Por lo tanto, utilizaremos una representación matemática extremadamente simplificada. Será una estructura que contenga solo los datos necesarios para que el individuo pueda actuar dentro del problema del Laberinto. Nada más. No habrá genes, ni proteínas, ni procesos celulares. Solo una forma <text:soft-page-break/>mínima de información que cumpla la función esencial: permitir variaciones entre individuos y guiar su comportamiento.</text:p>
      <text:h text:style-name="Heading_20_3" text:outline-level="3"><text:span text:style-name="Strong_20_Emphasis">3. Los individuos como entidades funcionales</text:span></text:h>
      <text:p text:style-name="Text_20_body">Del mismo modo, cuando hablemos de “individuos” no estaremos refiriéndonos a organismos biológicos. No construiremos criaturas, ni simularemos cuerpos, ni modelaremos sistemas fisiológicos. Un individuo, en nuestro experimento, será simplemente <text:span text:style-name="Strong_20_Emphasis">una instancia lógica</text:span> que contiene:</text:p>
      <text:list xml:id="list1001597084" text:style-name="L1">
        <text:list-item>
          <text:p text:style-name="P2">una copia (modificada o no) del ADN, </text:p>
        </text:list-item>
        <text:list-item>
          <text:p text:style-name="P2">un conjunto de reglas de comportamiento, </text:p>
        </text:list-item>
        <text:list-item>
          <text:p text:style-name="P1">y un estado interno que le permite interactuar con el problema. </text:p>
        </text:list-item>
      </text:list>
      <text:p text:style-name="Text_20_body">No necesitamos más. La complejidad de un organismo real es inmensa y está fuera de nuestras posibilidades prácticas. Pero sí podemos crear una representación lógica que capture su función esencial: actuar, reproducirse y participar en el proceso de resolución del problema.</text:p>
      <text:h text:style-name="Heading_20_3" text:outline-level="3"><text:span text:style-name="Strong_20_Emphasis">4. La reproducción como variación mínima</text:span></text:h>
      <text:p text:style-name="Text_20_body">En este modelo, la reproducción no significa copiar un individuo, sino <text:span text:style-name="Strong_20_Emphasis">crear una nueva versión</text:span> de él. Cada reproducción genera un descendiente que es:</text:p>
      <text:list xml:id="list2553107509" text:style-name="L2">
        <text:list-item>
          <text:p text:style-name="P4">funcionalmente equivalente al progenitor, </text:p>
        </text:list-item>
        <text:list-item>
          <text:p text:style-name="P3">pero ligeramente diferente en su información interna. </text:p>
        </text:list-item>
      </text:list>
      <text:p text:style-name="Text_20_body">La diferencia entre un individuo y su descendiente será siempre la mínima posible. Esto garantiza dos cosas:</text:p>
      <text:list xml:id="list3462663450" text:style-name="L3">
        <text:list-item>
          <text:p text:style-name="P6"><text:span text:style-name="Strong_20_Emphasis">Todos los individuos son prácticamente idénticos</text:span>, porque comparten la misma estructura básica. </text:p>
        </text:list-item>
        <text:list-item>
          <text:p text:style-name="P5"><text:span text:style-name="Strong_20_Emphasis">No existen dos individuos iguales</text:span>, porque cada reproducción introduce una variación, por pequeña que sea. </text:p>
        </text:list-item>
      </text:list>
      <text:p text:style-name="Text_20_body">Esta combinación —identidad funcional y diversidad estructural— es la clave del proceso de aprendizaje y adaptación que veremos más adelante.</text:p>
      <text:h text:style-name="Heading_20_3" text:outline-level="3"><text:span text:style-name="Strong_20_Emphasis">5. El ciclo de vida como mecanismo operativo</text:span></text:h>
      <text:p text:style-name="Text_20_body">El ciclo de vida que implementaremos será una versión mínima del proceso biológico real. Tendrá solo tres etapas:</text:p>
      <text:list xml:id="list2770188518" text:style-name="L4">
        <text:list-item>
          <text:p text:style-name="P8"><text:span text:style-name="Strong_20_Emphasis">Nacimiento</text:span>: se crea una nueva instancia del individuo y se inicializa su información. </text:p>
        </text:list-item>
        <text:list-item>
          <text:p text:style-name="P8"><text:span text:style-name="Strong_20_Emphasis">Reproducción</text:span>: durante su vida útil, el individuo genera todos los descendientes posibles, cada uno con una variación mínima respecto al original. </text:p>
        </text:list-item>
        <text:list-item>
          <text:p text:style-name="P7"><text:span text:style-name="Strong_20_Emphasis">Muerte</text:span>: una vez completada su función, el individuo es eliminado del sistema. </text:p>
        </text:list-item>
      </text:list>
      <text:p text:style-name="Text_20_body">Este ciclo no pretende imitar la biología, sino proporcionar un mecanismo lógico que permita la generación continua de nuevas variantes y la eliminación de las antiguas. Es un proceso funcional, no biológico.</text:p>
      <text:h text:style-name="Heading_20_3" text:outline-level="3"><text:soft-page-break/><text:span text:style-name="Strong_20_Emphasis">6. Un modelo adaptable a cualquier tecnología</text:span></text:h>
      <text:p text:style-name="Text_20_body">Una de las características más importantes de este modelo es que sus elementos son <text:span text:style-name="Strong_20_Emphasis">funcionales</text:span>, no materiales. Esto significa que pueden implementarse utilizando cualquier tecnología capaz de representar datos, ejecutar reglas y almacenar estados. En un sistema biológico, estos elementos se materializan en moléculas, células y organismos. En nuestro experimento, se materializarán en estructuras matemáticas y algoritmos.</text:p>
      <text:p text:style-name="Text_20_body">Esta flexibilidad es esencial: nos permite trasladar el modelo a un entorno controlado, donde podamos observar su funcionamiento sin interferencias externas.</text:p>
      <text:h text:style-name="Heading_20_3" text:outline-level="3"><text:span text:style-name="Strong_20_Emphasis">7. Relación con los elementos básicos de un sistema de cálculo</text:span></text:h>
      <text:p text:style-name="Text_20_body">En secciones anteriores mencionamos que todo sistema de cálculo se compone de cuatro elementos fundamentales:</text:p>
      <text:list xml:id="list3135696051" text:style-name="L5">
        <text:list-item>
          <text:p text:style-name="P10"><text:span text:style-name="Strong_20_Emphasis">datos</text:span> </text:p>
        </text:list-item>
        <text:list-item>
          <text:p text:style-name="P10"><text:span text:style-name="Strong_20_Emphasis">método</text:span> </text:p>
        </text:list-item>
        <text:list-item>
          <text:p text:style-name="P10"><text:span text:style-name="Strong_20_Emphasis">memoria</text:span> </text:p>
        </text:list-item>
        <text:list-item>
          <text:p text:style-name="P9"><text:span text:style-name="Strong_20_Emphasis">procesador</text:span> </text:p>
        </text:list-item>
      </text:list>
      <text:p text:style-name="Text_20_body">En la siguiente sección veremos cómo estos cuatro elementos pueden implementarse dentro del modelo lógico de la vida, y cómo se adaptan específicamente al problema del Laberinto. Allí explicaremos qué papel desempeña cada uno, cómo se relacionan entre sí y cómo permiten que el sistema funcione como una máquina capaz de resolver problemas.</text:p>
      <text:p text:style-name="Text_20_body">Por ahora, lo importante es entender que nuestra implementación será una <text:span text:style-name="Strong_20_Emphasis">traducción operativa</text:span> del modelo lógico: una versión simplificada, funcional y perfectamente adecuada para observar, paso a paso, cómo emerge la inteligencia del proceso.</text:p>
      <text:p text:style-name="Horizontal_20_Line"/>
      <text:p text:style-name="Text_20_body">Si quieres, puedo ayudarte ahora a escribir la siguiente sección, donde explicamos la función de cada elemento dentro del sistema y cómo se integran para resolver el problem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1T10:43:51.696000000</meta:creation-date>
    <dc:date>2026-02-21T10:50:52.811000000</dc:date>
    <meta:editing-duration>PT7M1S</meta:editing-duration>
    <meta:editing-cycles>1</meta:editing-cycles>
    <meta:document-statistic meta:table-count="0" meta:image-count="0" meta:object-count="0" meta:page-count="3" meta:paragraph-count="42" meta:word-count="1008" meta:character-count="6762" meta:non-whitespace-character-count="5795"/>
    <meta:generator>LibreOffice/7.3.5.2$Windows_X86_64 LibreOffice_project/184fe81b8c8c30d8b5082578aee2fed2ea847c01</meta:generator>
  </office:meta>
</office:document-meta>
</file>